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7eae" officeooo:paragraph-rsid="000d7ea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d7eae" officeooo:paragraph-rsid="000d7ea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lumna 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>Columna 2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099cm">
          <style:column-sep style:width="0.018cm" style:color="#000000" style:height="100%" style:style="solid"/>
          <style:column style:rel-width="32767*" fo:start-indent="0cm" fo:end-indent="0.049cm"/>
          <style:column style:rel-width="32768*" fo:start-indent="0.0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4T08:54:32.879976768</meta:creation-date>
    <dc:date>2022-11-14T09:04:35.487722027</dc:date>
    <meta:editing-duration>PT10M3S</meta:editing-duration>
    <meta:editing-cycles>1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2" meta:word-count="4" meta:character-count="18" meta:non-whitespace-character-count="16"/>
  </office:meta>
</office:document-meta>
</file>